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About me</text:h>
      <text:p text:style-name="First_20_paragraph">I am a software develop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 it is possible. In my free time I build social-oriented software like open government, social organization, and decision making software.</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Netic infoservicios (2006)</text:h>
      <text:p text:style-name="First_20_paragraph">After finishing the middle-school I worked as Visual Basic programmer at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y next job was at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did learn Java web applications development.</text:p>
      <text:p text:style-name="Text_20_body"><text:span text:style-name="T2">Technologies: SourceSafe, Perl, HTML, CSS, JavaScript</text:span></text:p>
      <text:h text:style-name="Heading_20_3" text:outline-level="3">CDA (2007 - 2009)</text:h>
      <text:p text:style-name="First_20_paragraph">After leaving W3 I worked as Java programmer in CDA, an HR consulting company. I was involved in the development of internal HR systems such as admissions, retirements, vacations, etc. I did learn a lot about HR processes. Some challenges were to integrate several databases, to ensure data consistency among different data sources, and to learn Adoble Flex since it was a requirement to develop the frontend with this technology. I developed the backend using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to work with Java 1.4, a database without data integrity check support (a legacy version of Sybase), and a programming model required by the bank based on stored procedures. I developed the frontend using JSP. I did learn about technical management, and I solve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Globant (2009 - 2013)</text:h>
      <text:p text:style-name="First_20_paragraph">My next job was at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customize the application for different customers. The agency was able to re-brand the application and define storage and processing quota for its customers.</text:p>
      <text:p text:style-name="Text_20_body">In this project I did learn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between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o create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55Social (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y backend in the content manager and the metrics engine, respectively. In the frontend the challenge was to generate a customizable design environment to allow marketing agents build Facebook campaign only by configuring a set of widgets. Regarding the backend, the challenge was to generate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since 2015)</text:h>
      <text:p text:style-name="First_20_paragraph">Despegar.com is an online travel agency. I worked in backend developing microservices.</text:p>
      <text:p text:style-name="Text_20_body">The first two years I worked with flight selling. I had the change to rewrite the flight booking engine in Scala. Some challenges were to learn the Scala programming language, manage the interoperability within the complex booking flow, and optimize the application to support the selling throughput.</text:p>
      <text:p text:style-name="Text_20_body">I currently work in flights post-sales. I'm involved in the development of several applications to detect and process involuntary flight changes. Some challenges are to handle the asynchronous flow of involuntary changes (flight providers notifies involuntary changes asynchronously), to manage and recover errors, and to analyze the providers data (since data consistency from providers is eventual and it depends on airlines).</text:p>
      <text:h text:style-name="Heading_20_3" text:outline-level="3">Software libre</text:h>
      <text:p text:style-name="First_20_paragraph">I developed, maintained and collaborated in different free software projects during many years. The logic behind a free software organization is quite different from the business logic, so the experience managing both kind of projects helped me to develop a critical view of leadership, mainly oriented to problem resolution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without any kind of registration they could send messages to the national legislatives.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Argentine congress data 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IRC client 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Formal 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